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018952" officeooo:paragraph-rsid="00018952"/>
    </style:style>
    <style:style style:name="P2" style:family="paragraph" style:parent-style-name="Standard">
      <style:paragraph-properties fo:text-align="start" style:justify-single-word="false"/>
      <style:text-properties officeooo:rsid="00018952" officeooo:paragraph-rsid="00018952"/>
    </style:style>
    <style:style style:name="P3" style:family="paragraph" style:parent-style-name="Standard">
      <style:paragraph-properties fo:line-height="200%" fo:text-align="start" style:justify-single-word="false"/>
      <style:text-properties officeooo:rsid="00019e12" officeooo:paragraph-rsid="00047f59"/>
    </style:style>
    <style:style style:name="T1" style:family="text">
      <style:text-properties officeooo:rsid="0001b7b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eph Guerrero</text:p>
      <text:p text:style-name="P1">Chanse Cramer</text:p>
      <text:p text:style-name="P1">Luke Clancy</text:p>
      <text:p text:style-name="P1">11-6-2017</text:p>
      <text:p text:style-name="P1">Class description</text:p>
      <text:p text:style-name="P2"/>
      <text:p text:style-name="P2"/>
      <text:p text:style-name="P3">In the code so far, we have two main classes storing data. <text:span text:style-name="T1">The accounts class stores the user’s accounts. <text:s/>Each account contains the user’s first name, last name, username, email, password, weather or not the account have been verified, and the verification code used to verify it. The verification code is stored with the account because coding the verification system was easier that way, having the account close by. <text:s/>Security is a low priority at this early stage of the project, so the passwords are currently stored as plaintext.</text:span></text:p>
      <text:p text:style-name="P3"/>
      <text:p text:style-name="P3"><text:span text:style-name="T1">The comments class stores the comments on the areas of the buildings. Each comment stores the username of the user who posted it, the text of the comment, the time it was posted, and the location it’s tagging. Location information is stored as building name, floor, x coordinate and y coordinate, each as separate variables. The x and y coordinates are stored as integer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17:39:16.221039782</meta:creation-date>
    <dc:date>2017-11-06T18:15:27.531324068</dc:date>
    <meta:editing-duration>PT36M7S</meta:editing-duration>
    <meta:editing-cycles>8</meta:editing-cycles>
    <meta:generator>LibreOffice/5.1.6.2$Linux_X86_64 LibreOffice_project/10m0$Build-2</meta:generator>
    <meta:document-statistic meta:table-count="0" meta:image-count="0" meta:object-count="0" meta:page-count="1" meta:paragraph-count="7" meta:word-count="162" meta:character-count="972" meta:non-whitespace-character-count="814"/>
  </office:meta>
</office:document-meta>
</file>